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0099ff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28cm" svg:height="2.143cm" svg:x="4.772cm" svg:y="13.757cm">
          <draw:text-box>
            <text:p text:style-name="P1"><text:span text:style-name="T1">Team:</text:span><text:span text:style-name="T1"><text:tab/></text:span><text:span text:style-name="T1">French Connection</text:span></text:p>
          </draw:text-box>
        </draw:frame>
        <draw:frame draw:style-name="gr1" draw:text-style-name="P1" draw:layer="layout" svg:width="19.195cm" svg:height="2.143cm" svg:x="5.805cm" svg:y="16.757cm">
          <draw:text-box>
            <text:p text:style-name="P1"><text:span text:style-name="T1">Project:</text:span><text:span text:style-name="T1"><text:tab/></text:span><text:span text:style-name="T1">Foreign Tra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1T15:28:34</meta:creation-date>
    <dc:date>2013-06-01T15:33:11</dc:date>
    <meta:editing-duration>P0D</meta:editing-duration>
    <meta:editing-cycles>1</meta:editing-cycles>
    <meta:document-statistic meta:object-count="2"/>
    <meta:generator>LibreOffice/3.6$MacOSX_x86 LibreOffice_project/2ef5aff-a6fb0ff-166bdff-cf087ad-0f1389</meta:generator>
  </office:meta>
</office:document-meta>
</file>